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lalala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2">
          <table:table-cell table:number-columns-repeated="6"/>
          <table:table-cell office:value-type="string">
            <text:p>huhuhu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lalala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2">
          <table:table-cell table:number-columns-repeated="7"/>
          <table:table-cell office:value-type="string">
            <text:p>huhuhu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lalala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huhuh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3">23.06.2007</text:date>, <text:time>19:2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Preymesser</meta:initial-creator>
    <meta:creation-date>2007-06-23T19:10:55</meta:creation-date>
    <dc:creator>Thomas Preymesser</dc:creator>
    <dc:date>2007-06-23T19:29:34</dc:date>
    <dc:language>de-DE</dc:language>
    <meta:editing-cycles>3</meta:editing-cycles>
    <meta:editing-duration>PT18M42S</meta:editing-duration>
    <meta:user-defined meta:name="Info 1"/>
    <meta:user-defined meta:name="Info 2"/>
    <meta:user-defined meta:name="Info 3"/>
    <meta:user-defined meta:name="Info 4"/>
    <meta:document-statistic meta:table-count="3" meta:cell-count="6"/>
  </office:meta>
</office:document-meta>
</file>